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e3069" officeooo:paragraph-rsid="000e3069"/>
    </style:style>
    <style:style style:name="P2" style:family="paragraph" style:parent-style-name="Footer">
      <style:text-properties fo:font-weight="bold" style:font-weight-asian="bold" style:font-weight-complex="bold"/>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style:font-weight-asian="bold" style:font-weight-complex="bold"/>
    </style:style>
    <style:style style:name="P4" style:family="paragraph" style:parent-style-name="Standard">
      <style:text-properties officeooo:rsid="000f7a1f" officeooo:paragraph-rsid="000f7a1f"/>
    </style:style>
    <style:style style:name="P5" style:family="paragraph" style:parent-style-name="Standard">
      <style:text-properties officeooo:rsid="0014ff50" officeooo:paragraph-rsid="0014ff50"/>
    </style:style>
    <style:style style:name="P6" style:family="paragraph" style:parent-style-name="Standard" style:list-style-name="L1">
      <style:text-properties officeooo:rsid="000f7a1f" officeooo:paragraph-rsid="000f7a1f"/>
    </style:style>
    <style:style style:name="P7" style:family="paragraph" style:parent-style-name="Standard" style:list-style-name="L1">
      <style:text-properties officeooo:rsid="000f7a1f" officeooo:paragraph-rsid="000ffb0d"/>
    </style:style>
    <style:style style:name="P8" style:family="paragraph" style:parent-style-name="Standard" style:list-style-name="L1">
      <style:text-properties officeooo:rsid="000ffb0d" officeooo:paragraph-rsid="000ffb0d"/>
    </style:style>
    <style:style style:name="P9" style:family="paragraph" style:parent-style-name="Standard" style:list-style-name="L1">
      <style:text-properties officeooo:rsid="00116583" officeooo:paragraph-rsid="000ffb0d"/>
    </style:style>
    <style:style style:name="P10" style:family="paragraph" style:parent-style-name="Standard" style:list-style-name="L1">
      <style:text-properties officeooo:rsid="00116583" officeooo:paragraph-rsid="00116583"/>
    </style:style>
    <style:style style:name="P11" style:family="paragraph" style:parent-style-name="Standard" style:list-style-name="L1">
      <style:text-properties officeooo:rsid="0013f1bc" officeooo:paragraph-rsid="0013f1bc"/>
    </style:style>
    <style:style style:name="P12" style:family="paragraph" style:parent-style-name="Standard" style:list-style-name="L2">
      <style:text-properties fo:font-size="16pt" style:text-underline-style="solid" style:text-underline-width="auto" style:text-underline-color="font-color" fo:font-weight="bold" officeooo:rsid="0014ff50" officeooo:paragraph-rsid="0014ff50" style:font-weight-asian="bold" style:font-weight-complex="bold"/>
    </style:style>
    <style:style style:name="P13" style:family="paragraph" style:parent-style-name="Standard" style:list-style-name="">
      <style:text-properties fo:font-size="16pt" style:text-underline-style="solid" style:text-underline-width="auto" style:text-underline-color="font-color" fo:font-weight="bold" officeooo:rsid="001682d2" officeooo:paragraph-rsid="001682d2" style:font-weight-asian="bold" style:font-weight-complex="bold"/>
    </style:style>
    <style:style style:name="P14" style:family="paragraph" style:parent-style-name="Standard" style:list-style-name="L2">
      <style:text-properties fo:font-size="14pt" fo:font-weight="bold" officeooo:rsid="0014ff50" officeooo:paragraph-rsid="0014ff50" style:font-weight-asian="bold" style:font-weight-complex="bold"/>
    </style:style>
    <style:style style:name="P15" style:family="paragraph" style:parent-style-name="Standard" style:list-style-name="L2">
      <style:text-properties fo:font-size="14pt" fo:font-weight="bold" officeooo:rsid="00150a95" officeooo:paragraph-rsid="00150a95" style:font-weight-asian="bold" style:font-weight-complex="bold"/>
    </style:style>
    <style:style style:name="P16" style:family="paragraph" style:parent-style-name="Standard" style:list-style-name="L2">
      <style:text-properties fo:font-size="14pt" fo:font-weight="bold" officeooo:rsid="0017caa9" officeooo:paragraph-rsid="0017caa9" style:font-weight-asian="bold" style:font-weight-complex="bold"/>
    </style:style>
    <style:style style:name="P17" style:family="paragraph" style:parent-style-name="Standard" style:list-style-name="L2">
      <style:text-properties fo:font-size="14pt" fo:font-weight="bold" officeooo:rsid="001972f1" officeooo:paragraph-rsid="001972f1" style:font-weight-asian="bold" style:font-weight-complex="bold"/>
    </style:style>
    <style:style style:name="P18" style:family="paragraph" style:parent-style-name="Standard" style:list-style-name="L2">
      <style:text-properties officeooo:rsid="0014ff50" officeooo:paragraph-rsid="0014ff50"/>
    </style:style>
    <style:style style:name="P19" style:family="paragraph" style:parent-style-name="Standard">
      <style:text-properties officeooo:rsid="0014ff50" officeooo:paragraph-rsid="0014ff50"/>
    </style:style>
    <style:style style:name="P20" style:family="paragraph" style:parent-style-name="Standard" style:list-style-name="L2">
      <style:text-properties officeooo:rsid="00150a95" officeooo:paragraph-rsid="00150a95"/>
    </style:style>
    <style:style style:name="P21" style:family="paragraph" style:parent-style-name="Standard" style:list-style-name="L2">
      <style:text-properties officeooo:rsid="00154f17" officeooo:paragraph-rsid="00154f17"/>
    </style:style>
    <style:style style:name="P22" style:family="paragraph" style:parent-style-name="Standard" style:list-style-name="L2">
      <style:text-properties officeooo:rsid="0017caa9" officeooo:paragraph-rsid="001972f1"/>
    </style:style>
    <style:style style:name="P23" style:family="paragraph" style:parent-style-name="Standard" style:list-style-name="L2">
      <style:text-properties officeooo:rsid="001972f1" officeooo:paragraph-rsid="001972f1"/>
    </style:style>
    <style:style style:name="P24" style:family="paragraph" style:parent-style-name="Standard" style:list-style-name="L2">
      <style:text-properties officeooo:rsid="001b6fab" officeooo:paragraph-rsid="001b6fab"/>
    </style:style>
    <style:style style:name="P25" style:family="paragraph" style:parent-style-name="Standard" style:list-style-name="L2">
      <style:text-properties officeooo:rsid="001d528b" officeooo:paragraph-rsid="001d528b"/>
    </style:style>
    <style:style style:name="P26" style:family="paragraph" style:parent-style-name="Standard" style:list-style-name="L2">
      <style:text-properties officeooo:rsid="001f21df" officeooo:paragraph-rsid="001f21df"/>
    </style:style>
    <style:style style:name="P27" style:family="paragraph" style:parent-style-name="Standard" style:list-style-name="">
      <style:text-properties officeooo:rsid="001f21df" officeooo:paragraph-rsid="001f21df"/>
    </style:style>
    <style:style style:name="P28" style:family="paragraph" style:parent-style-name="Standard" style:list-style-name="L2">
      <style:text-properties officeooo:rsid="001fa337" officeooo:paragraph-rsid="001fa337"/>
    </style:style>
    <style:style style:name="P29" style:family="paragraph" style:parent-style-name="Standard">
      <style:text-properties officeooo:rsid="001fa337" officeooo:paragraph-rsid="001fa337"/>
    </style:style>
    <style:style style:name="P30" style:family="paragraph" style:parent-style-name="Standard" style:list-style-name="L2">
      <style:paragraph-properties fo:break-before="page"/>
      <style:text-properties fo:font-size="16pt" style:text-underline-style="solid" style:text-underline-width="auto" style:text-underline-color="font-color" fo:font-weight="bold" officeooo:rsid="001682d2" officeooo:paragraph-rsid="001682d2" style:font-weight-asian="bold" style:font-weight-complex="bold"/>
    </style:style>
    <style:style style:name="P31" style:family="paragraph" style:parent-style-name="Standard" style:list-style-name="L2">
      <style:paragraph-properties fo:break-before="page"/>
      <style:text-properties fo:font-size="16pt" style:text-underline-style="solid" style:text-underline-width="auto" style:text-underline-color="font-color" fo:font-weight="bold" officeooo:rsid="001f21df" officeooo:paragraph-rsid="001f21df" style:font-weight-asian="bold" style:font-weight-complex="bold"/>
    </style:style>
    <style:style style:name="P32" style:family="paragraph" style:parent-style-name="Standard">
      <style:paragraph-properties fo:break-before="page"/>
      <style:text-properties officeooo:rsid="0014ff50" officeooo:paragraph-rsid="0014ff50"/>
    </style:style>
    <style:style style:name="T1" style:family="text">
      <style:text-properties style:text-position="super 58%"/>
    </style:style>
    <style:style style:name="T2" style:family="text">
      <style:text-properties style:text-position="sub 58%"/>
    </style:style>
    <style:style style:name="T3" style:family="text">
      <style:text-properties officeooo:rsid="000e3069"/>
    </style:style>
    <style:style style:name="T4" style:family="text">
      <style:text-properties officeooo:rsid="000ffb0d"/>
    </style:style>
    <style:style style:name="T5" style:family="text">
      <style:text-properties officeooo:rsid="00116583"/>
    </style:style>
    <style:style style:name="T6" style:family="text">
      <style:text-properties officeooo:rsid="0012fafe"/>
    </style:style>
    <style:style style:name="T7" style:family="text">
      <style:text-properties fo:font-weight="bold" officeooo:rsid="0012fafe" style:font-weight-asian="bold" style:font-weight-complex="bold"/>
    </style:style>
    <style:style style:name="T8" style:family="text">
      <style:text-properties fo:font-size="14pt" fo:font-weight="bold" style:font-weight-asian="bold" style:font-weight-complex="bold"/>
    </style:style>
    <style:style style:name="T9" style:family="text">
      <style:text-properties officeooo:rsid="001972f1"/>
    </style:style>
    <style:style style:name="T10"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text:span text:style-name="T3">esprit est-il une propriété de la matière ?</text:span></text:p>
      <text:p text:style-name="Standard"/>
      <text:p text:style-name="Standard"/>
      <text:list xml:id="list5203349186419125794" text:style-name="L1">
        <text:list-item>
          <text:p text:style-name="P6">La matière : </text:p>
          <text:list>
            <text:list-item>
              <text:p text:style-name="P6">Ce qui peut-être perçu par les sens, et ce qui est localisé </text:p>
            </text:list-item>
            <text:list-item>
              <text:p text:style-name="P6">Plusieurs conceptions : </text:p>
            </text:list-item>
            <text:list-item>
              <text:p text:style-name="P6"><text:span text:style-name="T8">Atomisme (Epicure et Lucrèce)</text:span> </text:p>
              <text:list>
                <text:list-item>
                  <text:p text:style-name="P6">En divisant un objet à l’infini, on atteint une partie indivisible </text:p>
                </text:list-item>
                <text:list-item>
                  <text:p text:style-name="P7">Tout ce qui existe est constitué d’éléments premiers insécables </text:p>
                </text:list-item>
                <text:list-item>
                  <text:p text:style-name="P7"><text:span text:style-name="T4">Et t</text:span>ou<text:span text:style-name="T4">s</text:span> les changements s’expliquent par une désagrégation et une reconfiguration de ceux-ci </text:p>
                </text:list-item>
              </text:list>
            </text:list-item>
            <text:list-item>
              <text:p text:style-name="P6"><text:span text:style-name="T8">Hylémorphisme (Aristote)</text:span> </text:p>
              <text:list>
                <text:list-item>
                  <text:p text:style-name="P6">La matière est le fond indéterminé de l’être que la forme organiserait </text:p>
                </text:list-item>
                <text:list-item>
                  <text:p text:style-name="P8">La forme ne renvoi pas à l’apparence de cette chose </text:p>
                </text:list-item>
                <text:list-item>
                  <text:p text:style-name="P8">Il y a des changements radicalement différents, qu’on ne peut pas mettre dans le même panier </text:p>
                  <text:p text:style-name="P8">Dans <text:span text:style-name="T5">tout</text:span> changement, il y a toujours <text:span text:style-name="T5">quelque chose</text:span> qui demeure </text:p>
                  <text:list>
                    <text:list-item>
                      <text:p text:style-name="P9">Une feuille qui grandit sera toujours une feuille </text:p>
                      <text:list>
                        <text:list-header>
                          <text:p text:style-name="P10">= changement d’état <text:s/>→<text:span text:style-name="T6"> </text:span><text:span text:style-name="T7">changement accidentel</text:span><text:span text:style-name="T6"> </text:span></text:p>
                        </text:list-header>
                      </text:list>
                    </text:list-item>
                    <text:list-item>
                      <text:p text:style-name="P10">Peut-on dire qu’une graine qui devient une plante est la même chose ? </text:p>
                      <text:list>
                        <text:list-header>
                          <text:p text:style-name="P10">= changement de substance <text:s/>→<text:span text:style-name="T6"> </text:span><text:span text:style-name="T7">changement substantiel</text:span><text:span text:style-name="T6"> </text:span></text:p>
                          <text:p text:style-name="P10">Selon Aristote, c’est la matière première qui demeure </text:p>
                        </text:list-header>
                      </text:list>
                    </text:list-item>
                    <text:list-item>
                      <text:p text:style-name="P10">Substance → Forme </text:p>
                    </text:list-item>
                    <text:list-item>
                      <text:p text:style-name="P10">Matière première → Substance </text:p>
                    </text:list-item>
                  </text:list>
                </text:list-item>
              </text:list>
            </text:list-item>
            <text:list-item>
              <text:p text:style-name="P10">Trois manières de comprendre le changement d’une substance : </text:p>
              <text:list>
                <text:list-item>
                  <text:p text:style-name="P10">Destruction complète d’une substance et création d’une autre substance </text:p>
                </text:list-item>
                <text:list-item>
                  <text:p text:style-name="P10">Désagrégation et reformation de la substance </text:p>
                </text:list-item>
                <text:list-item>
                  <text:p text:style-name="P11">Une seule chose demeure : la matière première </text:p>
                </text:list-item>
              </text:list>
            </text:list-item>
          </text:list>
        </text:list-item>
        <text:list-item>
          <text:p text:style-name="P11">L’esprit :</text:p>
          <text:list>
            <text:list-item>
              <text:p text:style-name="P11">Par opposition, l’esprit renvoi à ce qui est immatériel, ce qui est incorporel </text:p>
            </text:list-item>
            <text:list-item>
              <text:p text:style-name="P11">L’homme aurait une âme immatérielle qui pourrait survivre après la mort </text:p>
            </text:list-item>
          </text:list>
        </text:list-item>
      </text:list>
      <text:p text:style-name="P4"/>
      <text:p text:style-name="P5"/>
      <text:p text:style-name="P32"/>
      <text:p text:style-name="P5"/>
      <text:list xml:id="list2319273148283352633" text:style-name="L2">
        <text:list-item>
          <text:p text:style-name="P12">L’irréductibilité de l’esprit à la matière</text:p>
          <text:list>
            <text:list-item>
              <text:p text:style-name="P14">La liberté humaine</text:p>
              <text:list>
                <text:list-item>
                  <text:p text:style-name="P18">Pascal, pensée 115 </text:p>
                </text:list-item>
                <text:list-item>
                  <text:p text:style-name="P18">Si on peut s’opposer même au plus puissant de nos instincts (l’instinct de survie), alors on a quelque chose d’immatériel qui nous permet d’avoir cette liberté. </text:p>
                </text:list-item>
              </text:list>
            </text:list-item>
            <text:list-item>
              <text:p text:style-name="P14">La conceptualisation</text:p>
              <text:list>
                <text:list-item>
                  <text:p text:style-name="P18">Le concept est une représentation abstraite et universelle dans l’intelligence de l’essence d’une chose. </text:p>
                  <text:p text:style-name="P20">Comme le concept est universel, il est séparé de la matière. </text:p>
                </text:list-item>
                <text:list-item>
                  <text:p text:style-name="P20">Thomas d’Aquin : </text:p>
                  <text:list>
                    <text:list-header>
                      <text:p text:style-name="P20">Si l’intelligence était matérielle, alors on ne pourrait pas conceptualiser. Donc l’intelligence est immatérielle. </text:p>
                      <text:p text:style-name="P20">Si l’intelligence est immatérielle, alors l’âme humaine est immatérielle. </text:p>
                    </text:list-header>
                  </text:list>
                </text:list-item>
              </text:list>
            </text:list-item>
            <text:list-item>
              <text:p text:style-name="P15">La réflexibilité</text:p>
              <text:list>
                <text:list-item>
                  <text:p text:style-name="P20">C’est la capacité de l’intelligence à faire retour sur elle même. </text:p>
                  <text:list>
                    <text:list-header>
                      <text:p text:style-name="P20">L’acte de la vue est la vision, mais la vision ne peut pas revenir sur elle même ou sur la vue. </text:p>
                      <text:p text:style-name="P20">L’acte de l’intelligence est la conceptualisation, et on peut conceptualiser la conceptualisation, ainsi que l’intelligence. </text:p>
                    </text:list-header>
                  </text:list>
                </text:list-item>
                <text:list-item>
                  <text:p text:style-name="P21">Seul un objet immatériel est capable de revenir sur lui-même. </text:p>
                </text:list-item>
              </text:list>
            </text:list-item>
          </text:list>
          <text:p text:style-name="P21"/>
        </text:list-item>
      </text:list>
      <text:p text:style-name="P13"/>
      <text:list xml:id="list155260637610316" text:continue-numbering="true" text:style-name="L2">
        <text:list-item>
          <text:p text:style-name="P30">La réductibilité de l’esprit à la matière</text:p>
          <text:list>
            <text:list-item>
              <text:p text:style-name="P16">Liberté et cerveau</text:p>
              <text:list>
                <text:list-item>
                  <text:p text:style-name="P22">Le cas de Phineas Gage </text:p>
                  <text:p text:style-name="P22"><text:span text:style-name="T9">Phineas Gage, suite à un accident où une barre de métal a perforé son lobe préfrontal gauche, a eu un changement radical de personnalité : </text:span></text:p>
                  <text:list>
                    <text:list-header>
                      <text:p text:style-name="P22"><text:span text:style-name="T9">Il est passé de sérieux et responsable à instable et grossier. </text:span></text:p>
                      <text:p text:style-name="P22"><text:span text:style-name="T9">Des chercheurs ont montré que cette lésion du cortex préfrontal gauche avait aboli chez Phineas Gage la capacité de programmer ses actions dans l’avenir, de faire des projets, la capacité à adopter des règles sociales qu’il avait antérieurement apprises, et sa capacité à faire les choix les plus utiles pour sa survie. </text:span></text:p>
                    </text:list-header>
                  </text:list>
                </text:list-item>
                <text:list-item>
                  <text:p text:style-name="P22"><text:span text:style-name="T9">Ce cas nous montre que tout ce qu’on a associé à l’âme, au spirituel, n’est en fait que fonction du cerveau. </text:span></text:p>
                </text:list-item>
                <text:list-item>
                  <text:p text:style-name="P23">Antonio Damasio, citation dans <text:span text:style-name="T10">L’Erreur de Descartes</text:span> : </text:p>
                  <text:list>
                    <text:list-header>
                      <text:p text:style-name="P23">« De mon point de vue, malgré tout le respect que l’on doit accorder à la notion d’âme, on peut dire que cette dernière reflète seulement un état particulier et complexe de l’organisme. » </text:p>
                    </text:list-header>
                  </text:list>
                </text:list-item>
              </text:list>
            </text:list-item>
            <text:list-item>
              <text:p text:style-name="P17">L’assimilation des opérations mentales aux opérations cérébrales</text:p>
              <text:list>
                <text:list-item>
                  <text:p text:style-name="P24">Jean-Pierre Changeux </text:p>
                </text:list-item>
                <text:list-item>
                  <text:p text:style-name="P24">Thèse du réductionnisme </text:p>
                  <text:list>
                    <text:list-header>
                      <text:p text:style-name="P24">Deux plans en apparence séparés peuvent en fait avoir l’un qui se réduit à l’autre </text:p>
                    </text:list-header>
                  </text:list>
                </text:list-item>
                <text:list-item>
                  <text:p text:style-name="P25">En l’occurrence, les conceptions de l’âme se réduisent à des capacités cérébrales </text:p>
                </text:list-item>
              </text:list>
              <text:p text:style-name="P25"/>
              <text:p text:style-name="P26">Souligner l’importance du cerveau dans la vie intellectuelle, dans les processus de prise de décision, de conceptualisation, et de réflexion, est-ce que cela suffit à éliminer la question de l’immatérialité de l’âme ? </text:p>
            </text:list-item>
          </text:list>
        </text:list-item>
      </text:list>
      <text:p text:style-name="P27"/>
      <text:list xml:id="list155260217378308" text:continue-numbering="true" text:style-name="L2">
        <text:list-item>
          <text:p text:style-name="P31">La solidarité esprit – cerveau</text:p>
          <text:list>
            <text:list-item>
              <text:list>
                <text:list-item>
                  <text:p text:style-name="P28">Métaphore de Bergson :</text:p>
                  <text:list>
                    <text:list-header>
                      <text:p text:style-name="P28">Le cerveau est une condition de la pensée, mais une condition nécessaire n’est pas une condition suffisante.</text:p>
                    </text:list-header>
                  </text:list>
                  <text:p text:style-name="P28">On ne peut pas se représenter dans quel état on serait après la mort, mais on peut s’en faire une idée. </text:p>
                </text:list-item>
                <text:list-item>
                  <text:p text:style-name="P28">La science ne peut pas dire que l’âme n’existe pas</text:p>
                </text:list-item>
              </text:list>
            </text:list-item>
          </text:list>
        </text:list-item>
      </text:list>
      <text:p text:style-name="P29"/>
      <text:p text:style-name="P29"/>
      <text:p text:style-name="P29">Il y a une solidarité esprit – cerveau, mais cela n’implique pas que le mental se réduise au cérébral, ou que l’esprit soit intégralement explicable par la matière. Si l’esprit n’est pas intégralement réductible au cerveau, il est permit de concevoir une survie, certes irreprésentable, de l’esprit après la mort.</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3069" officeooo:paragraph-rsid="000e3069"/>
    </style:style>
    <style:style style:name="MP2" style:family="paragraph" style:parent-style-name="Footer">
      <style:text-properties fo:font-weight="bold" style:font-weight-asian="bold" style:font-weight-complex="bold"/>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hilosophie <text:tab/><text:tab/>L’esprit est-il une propriété de la matière ?</text:p>
      </style:header>
      <style:footer>
        <text:p text:style-name="MP2"><text:tab/><text:span text:style-name="MT1"><text:page-number text:select-page="current">2</text:page-number></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5:24:24.317000000</meta:creation-date>
    <dc:date>2019-05-10T15:52:59.173000000</dc:date>
    <meta:editing-duration>PT36M16S</meta:editing-duration>
    <meta:editing-cycles>8</meta:editing-cycles>
    <meta:generator>LibreOffice/5.1.6.2$Windows_x86 LibreOffice_project/07ac168c60a517dba0f0d7bc7540f5afa45f0909</meta:generator>
    <meta:document-statistic meta:table-count="0" meta:image-count="0" meta:object-count="0" meta:page-count="4" meta:paragraph-count="65" meta:word-count="775" meta:character-count="4600" meta:non-whitespace-character-count="3885"/>
  </office:meta>
</office:document-meta>
</file>